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f71" officeooo:paragraph-rsid="001eef71"/>
    </style:style>
    <style:style style:name="P2" style:family="paragraph" style:parent-style-name="Standard">
      <style:text-properties officeooo:rsid="001eef71" officeooo:paragraph-rsid="001f65ad"/>
    </style:style>
    <style:style style:name="T1" style:family="text">
      <style:text-properties officeooo:rsid="001f65ad"/>
    </style:style>
    <style:style style:name="T2" style:family="text">
      <style:text-properties officeooo:rsid="002154da"/>
    </style:style>
    <style:style style:name="T3" style:family="text">
      <style:text-properties officeooo:rsid="0024f8bc"/>
    </style:style>
    <style:style style:name="T4" style:family="text">
      <style:text-properties officeooo:rsid="00274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<text:tab/><text:span text:style-name="T4">Os cursos dessa especialização são os primeiros que faço fora da faculdade para complementar minha formação. Acho importante, para um estudante de qualquer área, hoje em dia, ir além daquilo que é oferecido pela universidade e procurar conhecimento também em outras fontes. No futuro o que mais pesa não é o nome da universidade em que você se formou ou as notas dessa época, mas que conhecimentos práticos você é capaz de usar. A conclusão desse curso também contribuiria para a melhorar o projeto</text:span> <text:span text:style-name="T1">da </text:span>equipe de que faço parte, <text:span text:style-name="T3">aumentando nossas chances de sucesso em competiçoes internacionais. Pretendo, até o próximo ano, ter implementada uma rede neural convulucional para aumentar e eficiencia do nosso robô. Ainda estou no começo da graduação, mas como essa é uma área em que já tenho algum interesse, talvez, essa vire a minha área de atuação. Concluir esse curso seria o primeiro passo nessa direção e contribuiria para que eu me torne uma profissional mais complet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1:55:22.349563110</meta:creation-date>
    <dc:date>2019-11-12T22:05:51.381530841</dc:date>
    <meta:editing-duration>PT14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62" meta:character-count="978" meta:non-whitespace-character-count="814"/>
  </office:meta>
</office:document-meta>
</file>